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color="#BFBFBF" fo:font-size="8pt" style:font-size-asian="8pt" style:font-size-complex="8pt" fo:language="ru" fo:country="RU"/>
    </style:style>
    <style:style style:name="P2" style:parent-style-name="Normal" style:family="paragraph">
      <style:text-properties style:font-name="Arial" style:font-name-complex="Arial" fo:font-size="20pt" style:font-size-asian="20pt" style:font-size-complex="20pt" fo:language="ru" fo:country="RU"/>
    </style:style>
    <style:style style:name="P3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4" style:parent-style-name="Normal" style:family="paragraph">
      <style:text-properties style:font-name="Arial" style:font-name-complex="Arial" fo:font-size="20pt" style:font-size-asian="20pt" style:font-size-complex="20pt" fo:language="en" fo:country="US"/>
    </style:style>
    <style:style style:name="P5" style:parent-style-name="Normal" style:family="paragraph">
      <style:text-properties style:font-name="Arial" style:font-name-complex="Arial" fo:color="#BFBFBF" fo:font-size="9pt" style:font-size-asian="9pt" style:font-size-complex="9pt" fo:language="en" fo:country="US"/>
    </style:style>
    <style:style style:name="P6" style:parent-style-name="Normal" style:family="paragraph">
      <style:text-properties style:font-name="Arial" style:font-name-complex="Arial" fo:font-size="20pt" style:font-size-asian="20pt" style:font-size-complex="20pt" fo:language="en" fo:country="US"/>
    </style:style>
    <style:style style:name="P7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8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9" style:parent-style-name="Normal" style:family="paragraph">
      <style:text-properties style:font-name="Arial" style:font-name-complex="Arial" fo:font-size="20pt" style:font-size-asian="20pt" style:font-size-complex="20pt" fo:language="en" fo:country="US"/>
    </style:style>
    <style:style style:name="P10" style:parent-style-name="Normal" style:family="paragraph">
      <style:text-properties style:font-name="Arial" style:font-name-complex="Arial" fo:font-size="20pt" style:font-size-asian="20pt" style:font-size-complex="20pt" fo:language="en" fo:country="US"/>
    </style:style>
    <style:style style:name="P11" style:parent-style-name="Normal" style:family="paragraph">
      <style:text-properties style:font-name="Arial" style:font-name-complex="Arial" fo:font-size="20pt" style:font-size-asian="20pt" style:font-size-complex="20pt" fo:language="en" fo:country="US"/>
    </style:style>
    <style:style style:name="P12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13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14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15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16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17" style:parent-style-name="Normal" style:family="paragraph">
      <style:text-properties style:font-name="Arial" style:font-name-complex="Arial" fo:font-size="18pt" style:font-size-asian="18pt" style:font-size-complex="18pt" fo:language="en" fo:country="US"/>
    </style:style>
    <style:style style:name="P18" style:parent-style-name="Normal" style:family="paragraph">
      <style:text-properties style:font-name="Arial" style:font-name-complex="Arial" fo:font-size="20pt" style:font-size-asian="20pt" style:font-size-complex="20pt" fo:language="en" fo:country="US"/>
    </style:style>
  </office:automatic-styles>
  <office:body>
    <office:text text:use-soft-page-breaks="true">
      <text:p text:style-name="P1">Исключить кратные делители</text:p>
      <text:p text:style-name="P2"/>
      <text:p text:style-name="P3">1 2 3 4 5 6 7 8 9 10 11 12 13 14 15 16 17 18 19 20</text:p>
      <text:p text:style-name="P4"/>
      <text:p text:style-name="P5">Исключить числа делящиеся на 2 и 5</text:p>
      <text:p text:style-name="P6"/>
      <text:p text:style-name="P7">11<text:s/><text:tab/>12<text:s/><text:tab/>13<text:s/><text:tab/>14<text:tab/>15<text:tab/><text:s/>16<text:tab/><text:s/>17<text:tab/><text:s/>18<text:tab/><text:s/>19<text:tab/><text:s/>20</text:p>
      <text:p text:style-name="P8">21<text:s/><text:tab/>22<text:s/><text:tab/>23<text:s/><text:tab/>24<text:tab/>25<text:tab/><text:s/>26<text:tab/><text:s/>27<text:tab/><text:s/>28<text:tab/><text:s/>29<text:tab/><text:s/>30</text:p>
      <text:p text:style-name="P9"/>
      <text:p text:style-name="P10">sqrt</text:p>
      <text:p text:style-name="P11"/>
      <text:p text:style-name="P12">1<text:tab/>x<text:tab/>18<text:s/><text:tab/>= 18</text:p>
      <text:p text:style-name="P13">2<text:tab/>x<text:tab/>9<text:tab/>= 18</text:p>
      <text:p text:style-name="P14">3<text:tab/>x<text:tab/>6<text:tab/>= 18</text:p>
      <text:p text:style-name="P15">6<text:tab/>x<text:tab/>3<text:tab/>= 18</text:p>
      <text:p text:style-name="P16">9<text:tab/>x<text:tab/>2<text:tab/>= 18</text:p>
      <text:p text:style-name="P17">18<text:tab/>x<text:tab/>1<text:tab/>= 18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 Semenkin</meta:initial-creator>
    <dc:creator>Maxim Semenkin</dc:creator>
    <meta:creation-date>2017-09-19T08:32:00Z</meta:creation-date>
    <dc:date>2017-09-19T08:32:00Z</dc:date>
    <meta:template xlink:href="Normal.dotm" xlink:type="simple"/>
    <meta:editing-cycles>2</meta:editing-cycles>
    <meta:editing-duration>PT0S</meta:editing-duration>
    <meta:document-statistic meta:page-count="1" meta:paragraph-count="1" meta:word-count="40" meta:character-count="268" meta:row-count="1" meta:non-whitespace-character-count="229"/>
  </office:meta>
</office:document-meta>
</file>